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Helvetica-Bold" svg:font-family="Helvetica-Bold, Helvetica, Genev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Kanit" svg:font-family="Kanit" style:font-adornments="Bold" style:font-pitch="variable"/>
    <style:font-face style:name="Kanit Black" svg:font-family="'Kanit Black'" style:font-pitch="variable"/>
    <style:font-face style:name="Kanit Light" svg:font-family="'Kanit Light'" style:font-pitch="variable"/>
    <style:font-face style:name="Kanit Thin" svg:font-family="'Kanit Thi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8917in" fo:margin-left="-0.1in" fo:margin-top="0in" fo:margin-bottom="0in" table:align="left" style:writing-mode="lr-tb"/>
    </style:style>
    <style:style style:name="Tableau1.A" style:family="table-column">
      <style:table-column-properties style:column-width="9.8917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in" fo:padding-right="0.0799in" fo:padding-top="0in" fo:padding-bottom="0in" fo:border-left="0.0139in solid #5b9bd5" fo:border-right="none" fo:border-top="none" fo:border-bottom="none"/>
    </style:style>
    <style:style style:name="P1" style:family="paragraph" style:parent-style-name="Standard">
      <style:text-properties fo:color="#2e74b5" style:font-name="Calibri Light" fo:font-size="16pt" style:font-size-asian="16pt" style:font-size-complex="16pt"/>
    </style:style>
    <style:style style:name="P2" style:family="paragraph" style:parent-style-name="No_20_Spacing">
      <style:text-properties fo:color="#5b9bd5"/>
    </style:style>
    <style:style style:name="P3" style:family="paragraph" style:parent-style-name="No_20_Spacing">
      <style:paragraph-properties fo:line-height="90%"/>
      <style:text-properties fo:color="#5b9bd5" style:font-name="Calibri Light" fo:font-size="44pt" style:font-size-asian="44pt" style:font-size-complex="44pt"/>
    </style:style>
    <style:style style:name="P4" style:family="paragraph" style:parent-style-name="No_20_Spacing">
      <style:text-properties fo:color="#5b9bd5" fo:font-size="14pt" style:font-size-asian="14pt" style:font-size-complex="14pt"/>
    </style:style>
    <style:style style:name="P5" style:family="paragraph" style:parent-style-name="No_20_Spacing">
      <style:text-properties fo:color="#2e74b5" fo:font-size="12pt" style:font-size-asian="12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 style:list-style-name="WWNum1"/>
    <style:style style:name="P11" style:family="paragraph" style:parent-style-name="List_20_Paragraph" style:list-style-name="WWNum3"/>
    <style:style style:name="P12" style:family="paragraph" style:parent-style-name="List_20_Paragraph" style:list-style-name="WWNum19"/>
    <style:style style:name="P13" style:family="paragraph" style:parent-style-name="List_20_Paragraph" style:list-style-name="WWNum27"/>
    <style:style style:name="P14" style:family="paragraph" style:parent-style-name="List_20_Paragraph" style:list-style-name="WWNum7"/>
    <style:style style:name="P15" style:family="paragraph" style:parent-style-name="List_20_Paragraph" style:list-style-name="WWNum9"/>
    <style:style style:name="P16" style:family="paragraph" style:parent-style-name="List_20_Paragraph" style:list-style-name="WWNum4"/>
    <style:style style:name="P17" style:family="paragraph" style:parent-style-name="List_20_Paragraph" style:list-style-name="WWNum25">
      <style:text-properties fo:color="#000000"/>
    </style:style>
    <style:style style:name="P18" style:family="paragraph" style:parent-style-name="List_20_Paragraph" style:list-style-name="WWNum5"/>
    <style:style style:name="P19" style:family="paragraph" style:parent-style-name="List_20_Paragraph" style:list-style-name="WWNum6"/>
    <style:style style:name="P20" style:family="paragraph" style:parent-style-name="List_20_Paragraph" style:list-style-name="WWNum21"/>
    <style:style style:name="P21" style:family="paragraph" style:parent-style-name="List_20_Paragraph" style:list-style-name="WWNum26"/>
    <style:style style:name="P22" style:family="paragraph" style:parent-style-name="List_20_Paragraph" style:list-style-name="WWNum22"/>
    <style:style style:name="P23" style:family="paragraph" style:parent-style-name="List_20_Paragraph" style:list-style-name="WWNum17"/>
    <style:style style:name="P24" style:family="paragraph" style:parent-style-name="List_20_Paragraph" style:list-style-name="WWNum12"/>
    <style:style style:name="P25" style:family="paragraph" style:parent-style-name="List_20_Paragraph" style:list-style-name="WWNum18"/>
    <style:style style:name="P26" style:family="paragraph" style:parent-style-name="List_20_Paragraph" style:list-style-name="WWNum3">
      <style:paragraph-properties fo:margin-left="0in" fo:margin-right="0in" fo:text-indent="0in" style:auto-text-indent="false"/>
    </style:style>
    <style:style style:name="P27" style:family="paragraph" style:parent-style-name="Heading_20_2" style:list-style-name="WWNum2"/>
    <style:style style:name="P28" style:family="paragraph" style:parent-style-name="Heading_20_2" style:list-style-name="WWNum1"/>
    <style:style style:name="P29" style:family="paragraph" style:parent-style-name="Heading_20_2" style:list-style-name="WWNum7">
      <style:text-properties fo:font-variant="normal" fo:text-transform="none" fo:color="#0066cc" style:font-name="Kanit Thin" fo:font-size="13.5pt" fo:letter-spacing="normal" fo:font-style="normal" fo:font-weight="bold"/>
    </style:style>
    <style:style style:name="P30" style:family="paragraph" style:parent-style-name="Heading_20_2" style:list-style-name="WWNum7">
      <style:text-properties fo:font-variant="normal" fo:text-transform="none" fo:color="#0066cc" style:font-name="Kanit Light" fo:font-size="13.5pt" fo:letter-spacing="normal" fo:font-style="normal" fo:font-weight="bold"/>
    </style:style>
    <style:style style:name="P31" style:family="paragraph" style:parent-style-name="Heading_20_2" style:list-style-name="WWNum7">
      <style:text-properties fo:font-variant="normal" fo:text-transform="none" fo:color="#0066cc" style:font-name="Kanit" fo:font-size="13.5pt" fo:letter-spacing="normal" fo:font-style="normal" fo:font-weight="bold"/>
    </style:style>
    <style:style style:name="P32" style:family="paragraph" style:parent-style-name="Heading_20_2" style:list-style-name="WWNum7">
      <style:text-properties fo:color="#0066cc"/>
    </style:style>
    <style:style style:name="T1" style:family="text">
      <style:text-properties text:display="none"/>
    </style:style>
    <style:style style:name="T2" style:family="text">
      <style:text-properties style:font-name="Kanit Light"/>
    </style:style>
    <style:style style:name="T3" style:family="text">
      <style:text-properties fo:font-variant="normal" fo:text-transform="none" fo:color="#343739" style:font-name="Kanit Black" fo:font-size="13.5pt" fo:letter-spacing="normal" fo:font-style="normal" fo:font-weight="bold"/>
    </style:style>
    <style:style style:name="T4" style:family="text">
      <style:text-properties fo:font-variant="normal" fo:text-transform="none" style:font-name="Kanit Black" fo:font-size="13.5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CYBER-DEV21-3102</text:p>
          </table:table-cell>
        </table:table-row>
        <table:table-row table:style-name="Tableau1.1">
          <table:table-cell table:style-name="Tableau1.A1" office:value-type="string">
            <text:p text:style-name="P3">La Buse .fr</text:p>
          </table:table-cell>
        </table:table-row>
        <table:table-row table:style-name="Tableau1.1">
          <table:table-cell table:style-name="Tableau1.A1" office:value-type="string">
            <text:p text:style-name="P5">Projet Fil Rouge</text:p>
          </table:table-cell>
        </table:table-row>
        <table:table-row>
          <table:table-cell table:style-name="Tableau1.A1" office:value-type="string">
            <text:p text:style-name="P4">[Vincent TORDEUX]</text:p>
            <text:p text:style-name="P4">[2022]</text:p>
            <text:p text:style-name="P2"/>
          </table:table-cell>
        </table:table-row>
      </table:table>
      <text:p text:style-name="P1"/>
      <text:p text:style-name="P6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448_1298280181" text:style-name="Internet_20_link" text:visited-style-name="Visited_20_Internet_20_Link">1)Introduction :<text:tab/>3</text:a></text:p>
          <text:p text:style-name="P8"><text:a xlink:type="simple" xlink:href="#__RefHeading__450_1298280181" text:style-name="Internet_20_link" text:visited-style-name="Visited_20_Internet_20_Link">a.Présentation de l’entreprise :<text:tab/>3</text:a></text:p>
          <text:p text:style-name="P8"><text:a xlink:type="simple" xlink:href="#__RefHeading__452_1298280181" text:style-name="Internet_20_link" text:visited-style-name="Visited_20_Internet_20_Link">b.Intervenants principaux :<text:tab/>3</text:a></text:p>
          <text:p text:style-name="P7"><text:a xlink:type="simple" xlink:href="#__RefHeading__454_1298280181" text:style-name="Internet_20_link" text:visited-style-name="Visited_20_Internet_20_Link">2)Contexte :<text:tab/>4</text:a></text:p>
          <text:p text:style-name="P8"><text:a xlink:type="simple" xlink:href="#__RefHeading__456_1298280181" text:style-name="Internet_20_link" text:visited-style-name="Visited_20_Internet_20_Link">a)Objectif du site :<text:tab/>4</text:a></text:p>
          <text:p text:style-name="P8"><text:a xlink:type="simple" xlink:href="#__RefHeading__458_1298280181" text:style-name="Internet_20_link" text:visited-style-name="Visited_20_Internet_20_Link">b)Les cibles :<text:tab/>4</text:a></text:p>
          <text:p text:style-name="P8"><text:a xlink:type="simple" xlink:href="#__RefHeading__460_1298280181" text:style-name="Internet_20_link" text:visited-style-name="Visited_20_Internet_20_Link">c)Analyse de la concurrence :<text:tab/>4</text:a></text:p>
          <text:p text:style-name="P8"><text:a xlink:type="simple" xlink:href="#__RefHeading__462_1298280181" text:style-name="Internet_20_link" text:visited-style-name="Visited_20_Internet_20_Link">d)Analyse marketing<text:tab/>4</text:a></text:p>
          <text:p text:style-name="P7"><text:a xlink:type="simple" xlink:href="#__RefHeading__464_1298280181" text:style-name="Internet_20_link" text:visited-style-name="Visited_20_Internet_20_Link">3)Graphisme et ergonomie :<text:tab/>5</text:a></text:p>
          <text:p text:style-name="P8"><text:a xlink:type="simple" xlink:href="#__RefHeading__466_1298280181" text:style-name="Internet_20_link" text:visited-style-name="Visited_20_Internet_20_Link">a)La charte graphique :<text:tab/>5</text:a></text:p>
          <text:p text:style-name="P8"><text:a xlink:type="simple" xlink:href="#__RefHeading__468_1298280181" text:style-name="Internet_20_link" text:visited-style-name="Visited_20_Internet_20_Link">b)WireFrame et Maquettage :<text:tab/>5</text:a></text:p>
          <text:p text:style-name="P7"><text:a xlink:type="simple" xlink:href="#__RefHeading__470_1298280181" text:style-name="Internet_20_link" text:visited-style-name="Visited_20_Internet_20_Link">4)Définition du besoin :<text:tab/>6</text:a></text:p>
          <text:p text:style-name="P8"><text:a xlink:type="simple" xlink:href="#__RefHeading__472_1298280181" text:style-name="Internet_20_link" text:visited-style-name="Visited_20_Internet_20_Link">a)Analyse de l’existant :<text:tab/>6</text:a></text:p>
          <text:p text:style-name="P8"><text:a xlink:type="simple" xlink:href="#__RefHeading__474_1298280181" text:style-name="Internet_20_link" text:visited-style-name="Visited_20_Internet_20_Link">b)Enoncé du besoin :<text:tab/>6</text:a></text:p>
          <text:p text:style-name="P8"><text:a xlink:type="simple" xlink:href="#__RefHeading__476_1298280181" text:style-name="Internet_20_link" text:visited-style-name="Visited_20_Internet_20_Link">c)Les objectifs quantitatifs :<text:tab/>6</text:a></text:p>
          <text:p text:style-name="P8"><text:a xlink:type="simple" xlink:href="#__RefHeading__478_1298280181" text:style-name="Internet_20_link" text:visited-style-name="Visited_20_Internet_20_Link">d)Fonctionnalités du produit :<text:tab/>6</text:a></text:p>
          <text:p text:style-name="P7"><text:a xlink:type="simple" xlink:href="#__RefHeading__480_1298280181" text:style-name="Internet_20_link" text:visited-style-name="Visited_20_Internet_20_Link">5)Contraintes :<text:tab/>7</text:a></text:p>
          <text:p text:style-name="P8"><text:a xlink:type="simple" xlink:href="#__RefHeading__482_1298280181" text:style-name="Internet_20_link" text:visited-style-name="Visited_20_Internet_20_Link">a)Contraintes techniques :<text:tab/>7</text:a></text:p>
          <text:p text:style-name="P8"><text:a xlink:type="simple" xlink:href="#__RefHeading__484_1298280181" text:style-name="Internet_20_link" text:visited-style-name="Visited_20_Internet_20_Link">b)Contraintes légales et réglementaires :<text:tab/>7</text:a></text:p>
          <text:p text:style-name="P8"><text:a xlink:type="simple" xlink:href="#__RefHeading__486_1298280181" text:style-name="Internet_20_link" text:visited-style-name="Visited_20_Internet_20_Link">c)Contraintes de coûts<text:tab/>7</text:a></text:p>
          <text:p text:style-name="P8"><text:a xlink:type="simple" xlink:href="#__RefHeading__488_1298280181" text:style-name="Internet_20_link" text:visited-style-name="Visited_20_Internet_20_Link">d)Contrainte de délais<text:tab/>7</text:a></text:p>
          <text:p text:style-name="P7"><text:a xlink:type="simple" xlink:href="#__RefHeading__490_1298280181" text:style-name="Internet_20_link" text:visited-style-name="Visited_20_Internet_20_Link">6)Déroulement et Livrables :<text:tab/>9</text:a></text:p>
          <text:p text:style-name="P8"><text:a xlink:type="simple" xlink:href="#__RefHeading__492_1298280181" text:style-name="Internet_20_link" text:visited-style-name="Visited_20_Internet_20_Link">a)Les livrables :<text:tab/>9</text:a></text:p>
          <text:p text:style-name="P8"><text:a xlink:type="simple" xlink:href="#__RefHeading__494_1298280181" text:style-name="Internet_20_link" text:visited-style-name="Visited_20_Internet_20_Link">b)Le contenu de votre site WordPress :<text:tab/>9</text:a></text:p>
          <text:p text:style-name="P8"><text:a xlink:type="simple" xlink:href="#__RefHeading__496_1298280181" text:style-name="Internet_20_link" text:visited-style-name="Visited_20_Internet_20_Link">c)Le planning :<text:tab/>9</text:a></text:p>
          <text:p text:style-name="P7"><text:a xlink:type="simple" xlink:href="#__RefHeading__498_1298280181" text:style-name="Internet_20_link" text:visited-style-name="Visited_20_Internet_20_Link">7)Annexes :<text:tab/>10</text:a></text:p>
        </text:index-body>
      </text:table-of-content>
      <text:p text:style-name="Standard"><text:a xlink:type="simple" xlink:href="#_Toc77077369" text:style-name="Internet_20_link" text:visited-style-name="Visited_20_Internet_20_Link"><text:span text:style-name="T1"/></text:a></text:p>
      <text:p text:style-name="P1"/>
      <text:list xml:id="list4408213427296515359" text:style-name="WWNum1">
        <text:list-item>
          <text:h text:style-name="P10" text:outline-level="1"><text:bookmark-start text:name="__RefHeading__448_1298280181"/><text:bookmark-start text:name="_Toc77077369"/>Introduction :<text:bookmark-end text:name="__RefHeading__448_1298280181"/><text:bookmark-end text:name="_Toc77077369"/></text:h>
        </text:list-item>
      </text:list>
      <text:list xml:id="list3272647841853335231" text:style-name="WWNum2">
        <text:list-item>
          <text:h text:style-name="P27" text:outline-level="2"><text:bookmark-start text:name="__RefHeading__450_1298280181"/><text:bookmark-start text:name="_Toc77077370"/>Présentation de l’entreprise :<text:bookmark-end text:name="__RefHeading__450_1298280181"/><text:bookmark-end text:name="_Toc77077370"/></text:h>
        </text:list-item>
      </text:list>
      <text:list xml:id="list5259033526798118125" text:style-name="WWNum3">
        <text:list-item>
          <text:p text:style-name="P11">L’activité principale : </text:p>
          <text:p text:style-name="P11">Mise à disposition d'une plate-forme d'achat et vente de matériel lié à l'impression 3D entre particuliers</text:p>
          <text:p text:style-name="P11"/>
        </text:list-item>
        <text:list-item>
          <text:p text:style-name="P11">La plate-forme à pour but au départ de s'implanter au niveau national dans les réseaux de niche de l'impression 3D, elle évoluera pour proposer son service au monde du matériel spécialisé pour « Gamers ».</text:p>
          <text:p text:style-name="P26"/>
        </text:list-item>
      </text:list>
      <text:p text:style-name="Standard"/>
      <text:list xml:id="list36514742" text:continue-list="list3272647841853335231" text:style-name="WWNum2">
        <text:list-item>
          <text:h text:style-name="P27" text:outline-level="2"><text:bookmark-start text:name="__RefHeading__452_1298280181"/><text:bookmark-start text:name="_Toc77077371"/>Intervenants principaux :<text:bookmark-end text:name="__RefHeading__452_1298280181"/><text:bookmark-end text:name="_Toc77077371"/></text:h>
        </text:list-item>
      </text:list>
      <text:list xml:id="list36528758" text:continue-list="list5259033526798118125" text:style-name="WWNum3">
        <text:list-item>
          <text:p text:style-name="P11">Nom prénom</text:p>
          <text:p text:style-name="P11">Vincent TORDEUX</text:p>
        </text:list-item>
        <text:list-item>
          <text:p text:style-name="P11">Contact : </text:p>
          <text:p text:style-name="P11"><text:a xlink:type="simple" xlink:href="mailto:Vincent.tordeux@gmail.com" text:style-name="Internet_20_link" text:visited-style-name="Visited_20_Internet_20_Link">Vincent.tordeux@gmail.com</text:a></text:p>
          <text:p text:style-name="P11">07 82 82 75 71</text:p>
        </text:list-item>
      </text:list>
      <text:p text:style-name="Standard"/>
      <text:p text:style-name="Standard"/>
      <text:list xml:id="list36525822" text:continue-list="list4408213427296515359" text:style-name="WWNum1">
        <text:list-item>
          <text:h text:style-name="P10" text:outline-level="1"><text:bookmark-start text:name="__RefHeading__454_1298280181"/><text:bookmark-start text:name="_Toc77077372"/>Contexte :<text:bookmark-end text:name="__RefHeading__454_1298280181"/><text:bookmark-end text:name="_Toc77077372"/></text:h>
          <text:list>
            <text:list-item>
              <text:h text:style-name="P28" text:outline-level="2"><text:bookmark-start text:name="__RefHeading__456_1298280181"/><text:bookmark-start text:name="_Toc77077373"/>Objectif du site :<text:bookmark-end text:name="__RefHeading__456_1298280181"/><text:bookmark-end text:name="_Toc77077373"/></text:h>
            </text:list-item>
          </text:list>
        </text:list-item>
      </text:list>
      <text:p text:style-name="Standard"><text:tab/>Proposer un espace d'acaht et de revente autour du matériel d'impression 3D entre particuliers uniquement.</text:p>
      <text:p text:style-name="Standard"/>
      <text:list xml:id="list36525762" text:continue-numbering="true" text:style-name="WWNum1">
        <text:list-item>
          <text:list>
            <text:list-item>
              <text:h text:style-name="P28" text:outline-level="2"><text:bookmark-start text:name="__RefHeading__458_1298280181"/><text:bookmark-start text:name="_Toc77077374"/>Les cibles :<text:bookmark-end text:name="__RefHeading__458_1298280181"/><text:bookmark-end text:name="_Toc77077374"/></text:h>
            </text:list-item>
          </text:list>
        </text:list-item>
      </text:list>
      <text:p text:style-name="Standard">Tous les particuliers possedants ou souhaitant acquérir du matériel d'impression 3D.</text:p>
      <text:p text:style-name="Standard"/>
      <text:p text:style-name="Standard">Mettre en place des persona.</text:p>
      <text:p text:style-name="Standard"/>
      <text:list xml:id="list36505678" text:continue-numbering="true" text:style-name="WWNum1">
        <text:list-item>
          <text:list>
            <text:list-item>
              <text:h text:style-name="P28" text:outline-level="2"><text:bookmark-start text:name="__RefHeading__460_1298280181"/><text:bookmark-start text:name="_Toc77077375"/>Analyse de la concurrence :<text:bookmark-end text:name="__RefHeading__460_1298280181"/><text:bookmark-end text:name="_Toc77077375"/></text:h>
            </text:list-item>
          </text:list>
        </text:list-item>
      </text:list>
      <text:list xml:id="list6607185816492017648" text:style-name="WWNum19">
        <text:list-item>
          <text:p text:style-name="P12">Il n'existe pour le moment aucuns site spécialisés proposant le même service</text:p>
        </text:list-item>
        <text:list-item>
          <text:p text:style-name="P12">Les site d'achat et vente de produits d'occasions, et les forum en ligne sont les seuls espaces d'échange autour de ce monde.</text:p>
        </text:list-item>
        <text:list-item>
          <text:p text:style-name="P12">Actuellement, il y environ 30 000 annonces pour du matériel lié au monde de l'impression 3D sur leboncoin.fr </text:p>
        </text:list-item>
      </text:list>
      <text:p text:style-name="Standard"/>
      <text:list xml:id="list36521560" text:continue-list="list36505678" text:style-name="WWNum1">
        <text:list-item>
          <text:list>
            <text:list-item>
              <text:h text:style-name="P28" text:outline-level="2"><text:bookmark-start text:name="__RefHeading__462_1298280181"/>Analyse marketing<text:bookmark-end text:name="__RefHeading__462_1298280181"/></text:h>
            </text:list-item>
          </text:list>
        </text:list-item>
      </text:list>
      <text:list xml:id="list894956431149384614" text:style-name="WWNum27">
        <text:list-item>
          <text:p text:style-name="P13">Mise en place de Matrice SWOT</text:p>
        </text:list-item>
      </text:list>
      <text:p text:style-name="Standard"/>
      <text:list xml:id="list36512942" text:continue-list="list36521560" text:style-name="WWNum1">
        <text:list-item>
          <text:h text:style-name="P10" text:outline-level="1"><text:bookmark-start text:name="__RefHeading__464_1298280181"/><text:bookmark-start text:name="_Toc77077376"/>Graphisme et ergonomie :<text:bookmark-end text:name="__RefHeading__464_1298280181"/><text:bookmark-end text:name="_Toc77077376"/></text:h>
          <text:list>
            <text:list-item>
              <text:h text:style-name="P28" text:outline-level="2"><text:bookmark-start text:name="__RefHeading__466_1298280181"/><text:bookmark-start text:name="_Toc77077377"/>La charte graphique :<text:bookmark-end text:name="__RefHeading__466_1298280181"/><text:bookmark-end text:name="_Toc77077377"/></text:h>
            </text:list-item>
          </text:list>
        </text:list-item>
      </text:list>
      <text:p text:style-name="Standard"/>
      <text:list xml:id="list9217859025613112145" text:style-name="WWNum7">
        <text:list-item>
          <text:p text:style-name="P14">Afin de permettre aux utilisateurs de garder leurs habitudes de navigation, l'ergonomie du site reprendra les principales fonctionnalités et ergonomies des sites de vente entre particuliers.</text:p>
        </text:list-item>
        <text:list-item>
          <text:p text:style-name="P14">La palette graphique s'articulera autour d'un blanc et d'un bleu (#196EEF), couleurs fréquemment utilisées dans la plupart des sites liés au monde de l'impression 3D</text:p>
          <text:p text:style-name="P14">(Thingiverse, Ultimakers, Creality etc...)</text:p>
        </text:list-item>
        <text:list-item>
          <text:p text:style-name="P14">La police utilisée sera Kanit :</text:p>
          <text:list>
            <text:list-header>
              <text:h text:style-name="P29" text:outline-level="2">« Elle ne va franchement </text:h>
              <text:h text:style-name="P30" text:outline-level="2">pas vous plaire. </text:h>
              <text:h text:style-name="P31" text:outline-level="2">La réponse à la grande question </text:h>
              <text:h text:style-name="P32" text:outline-level="2"><text:span text:style-name="T4">de la vie, de l'univers et du reste c'est ... 42. »</text:span></text:h>
            </text:list-header>
          </text:list>
          <text:p text:style-name="P14"/>
        </text:list-item>
      </text:list>
      <text:p text:style-name="Standard"/>
      <text:list xml:id="list36523775" text:continue-list="list36512942" text:style-name="WWNum1">
        <text:list-item>
          <text:list>
            <text:list-item>
              <text:h text:style-name="P28" text:outline-level="2"><text:bookmark-start text:name="__RefHeading__468_1298280181"/><text:bookmark-start text:name="_Toc77077378"/>WireFrame et Maquettage :<text:bookmark-end text:name="__RefHeading__468_1298280181"/><text:bookmark-end text:name="_Toc77077378"/></text:h>
            </text:list-item>
          </text:list>
        </text:list-item>
      </text:list>
      <text:p text:style-name="Standard">Ajoutez à votre cahier des charges toutes les maquettes et prototypes de vos idées concernant le résultat que vous aimeriez obtenir avec ce site Internet. </text:p>
      <text:list xml:id="list7453104404060762922" text:style-name="WWNum9">
        <text:list-item>
          <text:p text:style-name="P15">Ajouter aussi l’arborescence du site (les rubriques, sous rubriques)</text:p>
        </text:list-item>
        <text:list-item>
          <text:p text:style-name="P15">L’architecture des informations concernant l’ensemble des pages</text:p>
        </text:list-item>
      </text:list>
      <text:p text:style-name="Standard"/>
      <text:p text:style-name="Standard"/>
      <text:p text:style-name="Standard"/>
      <text:p text:style-name="Standard"/>
      <text:list xml:id="list36508672" text:continue-list="list36523775" text:style-name="WWNum1">
        <text:list-item>
          <text:h text:style-name="P10" text:outline-level="1"><text:bookmark-start text:name="__RefHeading__470_1298280181"/><text:bookmark-start text:name="_Toc77077379"/>Définition du besoin :<text:bookmark-end text:name="__RefHeading__470_1298280181"/><text:bookmark-end text:name="_Toc77077379"/></text:h>
          <text:list>
            <text:list-item>
              <text:h text:style-name="P28" text:outline-level="2"><text:bookmark-start text:name="__RefHeading__472_1298280181"/><text:bookmark-start text:name="_Toc77077380"/>Analyse de l’existant :<text:bookmark-end text:name="__RefHeading__472_1298280181"/><text:bookmark-end text:name="_Toc77077380"/></text:h>
            </text:list-item>
          </text:list>
        </text:list-item>
      </text:list>
      <text:list xml:id="list8661002541746995283" text:style-name="WWNum4">
        <text:list-item>
          <text:p text:style-name="P16">La solution utilisée actuellement</text:p>
        </text:list-item>
        <text:list-item>
          <text:p text:style-name="P16">La version de la solution</text:p>
        </text:list-item>
        <text:list-item>
          <text:p text:style-name="P16">L’hébergement utilisé</text:p>
        </text:list-item>
        <text:list-item>
          <text:p text:style-name="P16">Les statistiques actuelles (trafic, taux de rebond, taux de conversion…)</text:p>
        </text:list-item>
        <text:list-item>
          <text:p text:style-name="P16">Le nombre de page du site</text:p>
        </text:list-item>
        <text:list-item>
          <text:p text:style-name="P16">Le type du site</text:p>
        </text:list-item>
        <text:list-item>
          <text:p text:style-name="P16">Les moyens utilisés pour les paiements</text:p>
        </text:list-item>
        <text:list-item>
          <text:p text:style-name="P16">Les plugins utilisés</text:p>
        </text:list-item>
        <text:list-item>
          <text:p text:style-name="P16">La charte graphique actuelle</text:p>
        </text:list-item>
        <text:list-item>
          <text:p text:style-name="P16">Le nombre de personnes engagés sur le projet</text:p>
        </text:list-item>
      </text:list>
      <text:p text:style-name="Standard"/>
      <text:list xml:id="list36535637" text:continue-list="list36508672" text:style-name="WWNum1">
        <text:list-item>
          <text:list>
            <text:list-item>
              <text:h text:style-name="P28" text:outline-level="2"><text:bookmark-start text:name="__RefHeading__474_1298280181"/><text:bookmark-start text:name="_Toc77077381"/>Enoncé du besoin :<text:bookmark-end text:name="__RefHeading__474_1298280181"/><text:bookmark-end text:name="_Toc77077381"/></text:h>
            </text:list-item>
          </text:list>
        </text:list-item>
      </text:list>
      <text:list xml:id="list3491215359225597869" text:style-name="WWNum25">
        <text:list-item>
          <text:p text:style-name="P17">Mettre en place un diagramme « bête a corne »</text:p>
        </text:list-item>
        <text:list-item>
          <text:p text:style-name="P17">Hiérarchiser les besoins par ordre d’importances</text:p>
        </text:list-item>
      </text:list>
      <text:p text:style-name="Standard"/>
      <text:list xml:id="list36522949" text:continue-list="list36535637" text:style-name="WWNum1">
        <text:list-item>
          <text:list>
            <text:list-item>
              <text:h text:style-name="P28" text:outline-level="2"><text:bookmark-start text:name="__RefHeading__476_1298280181"/><text:bookmark-start text:name="_Toc77077382"/>Les objectifs quantitatifs :<text:bookmark-end text:name="__RefHeading__476_1298280181"/><text:bookmark-end text:name="_Toc77077382"/></text:h>
            </text:list-item>
          </text:list>
        </text:list-item>
      </text:list>
      <text:list xml:id="list4243203856155924718" text:style-name="WWNum5">
        <text:list-item>
          <text:p text:style-name="P18">Quel volume de trafic visez-vous ?</text:p>
        </text:list-item>
        <text:list-item>
          <text:p text:style-name="P18">Quel volume de contact visez-vous ?</text:p>
        </text:list-item>
        <text:list-item>
          <text:p text:style-name="P18">Combien de pages et combien de services votre site va contenir ?</text:p>
        </text:list-item>
      </text:list>
      <text:p text:style-name="Standard"/>
      <text:list xml:id="list36529884" text:continue-list="list36522949" text:style-name="WWNum1">
        <text:list-item>
          <text:list>
            <text:list-item>
              <text:h text:style-name="P28" text:outline-level="2"><text:bookmark-start text:name="__RefHeading__478_1298280181"/><text:bookmark-start text:name="_Toc77077383"/>Fonctionnalités du produit :<text:bookmark-end text:name="__RefHeading__478_1298280181"/><text:bookmark-end text:name="_Toc77077383"/></text:h>
            </text:list-item>
          </text:list>
        </text:list-item>
      </text:list>
      <text:list xml:id="list3004435014764733897" text:style-name="WWNum6">
        <text:list-item>
          <text:p text:style-name="P19">Votre site doit-il être multilingue ?</text:p>
        </text:list-item>
        <text:list-item>
          <text:p text:style-name="P19">Votre site aura-t-il une boutique ?</text:p>
        </text:list-item>
        <text:list-item>
          <text:p text:style-name="P19">Le site doit-il avoir une version mobile ou une application dédiée ?</text:p>
        </text:list-item>
        <text:list-item>
          <text:p text:style-name="P19">Quelles sont les fonctions attendues du site ? (Blog, agenda, témoignage client…)</text:p>
        </text:list-item>
      </text:list>
      <text:p text:style-name="Standard"/>
      <text:list xml:id="list36524371" text:continue-list="list36529884" text:style-name="WWNum1">
        <text:list-item>
          <text:h text:style-name="P10" text:outline-level="1"><text:bookmark-start text:name="__RefHeading__480_1298280181"/><text:bookmark-start text:name="_Toc77077384"/>Contraintes :<text:bookmark-end text:name="__RefHeading__480_1298280181"/><text:bookmark-end text:name="_Toc77077384"/></text:h>
          <text:list>
            <text:list-item>
              <text:h text:style-name="P28" text:outline-level="2"><text:bookmark-start text:name="__RefHeading__482_1298280181"/><text:bookmark-start text:name="_Toc77077385"/>Contraintes techniques :<text:bookmark-end text:name="__RefHeading__482_1298280181"/><text:bookmark-end text:name="_Toc77077385"/></text:h>
            </text:list-item>
          </text:list>
        </text:list-item>
      </text:list>
      <text:p text:style-name="Standard">Précisez vos attentes concernant les besoins connexes à ce projet que le prestataire devra fournir :</text:p>
      <text:list xml:id="list36516333" text:continue-list="list3004435014764733897" text:style-name="WWNum6">
        <text:list-item>
          <text:p text:style-name="P19">Quelles sont les spécificités techniques du site ? (Géolocalisation, création de compte…)</text:p>
        </text:list-item>
        <text:list-item>
          <text:p text:style-name="P19">Quelles technologies sont imposées/retenues ?</text:p>
        </text:list-item>
        <text:list-item>
          <text:p text:style-name="P19">Quels sont les modules à garder ou à enlever ?</text:p>
        </text:list-item>
        <text:list-item>
          <text:p text:style-name="P19">Quelles sont les solutions de paiement à intégrer ?</text:p>
        </text:list-item>
        <text:list-item>
          <text:p text:style-name="P19">Hébergement du site internet</text:p>
        </text:list-item>
        <text:list-item>
          <text:p text:style-name="P19">Assurer la maintenance (détailler)</text:p>
        </text:list-item>
        <text:list-item>
          <text:p text:style-name="P19">Proposer des astreintes pour le dépannage</text:p>
        </text:list-item>
        <text:list-item>
          <text:p text:style-name="P19">Formation à l’utilisation des outils et du back office</text:p>
        </text:list-item>
        <text:list-item>
          <text:p text:style-name="P19">Quel sera les solutions utilisées sur votre site (préciser les Framework, Template et plugins principaux)</text:p>
        </text:list-item>
      </text:list>
      <text:p text:style-name="Standard"/>
      <text:list xml:id="list36533905" text:continue-list="list36524371" text:style-name="WWNum1">
        <text:list-item>
          <text:list>
            <text:list-item>
              <text:h text:style-name="P28" text:outline-level="2"><text:bookmark-start text:name="__RefHeading__484_1298280181"/><text:bookmark-start text:name="_Toc77077386"/>Contraintes légales et réglementaires :<text:bookmark-end text:name="__RefHeading__484_1298280181"/><text:bookmark-end text:name="_Toc77077386"/></text:h>
            </text:list-item>
          </text:list>
        </text:list-item>
      </text:list>
      <text:list xml:id="list4915319966066907512" text:style-name="WWNum21">
        <text:list-item>
          <text:p text:style-name="P20">Qui est le propriétaire du site ?</text:p>
        </text:list-item>
        <text:list-item>
          <text:p text:style-name="P20">A qui appartient les maquettes et les intégrations ?</text:p>
        </text:list-item>
        <text:list-item>
          <text:p text:style-name="P20">Qui a les droits du contenu rédiger ?</text:p>
        </text:list-item>
        <text:list-item>
          <text:p text:style-name="P20">Le code source</text:p>
        </text:list-item>
        <text:list-item>
          <text:p text:style-name="P20">Le RGPD</text:p>
        </text:list-item>
        <text:list-item>
          <text:p text:style-name="P20">Les pénalités en cas de retard</text:p>
        </text:list-item>
      </text:list>
      <text:p text:style-name="Standard"/>
      <text:list xml:id="list36528634" text:continue-list="list36533905" text:style-name="WWNum1">
        <text:list-item>
          <text:list>
            <text:list-item>
              <text:h text:style-name="P28" text:outline-level="2"><text:bookmark-start text:name="__RefHeading__486_1298280181"/><text:bookmark-start text:name="_Toc77077387"/>Contraintes de coûts<text:bookmark-end text:name="__RefHeading__486_1298280181"/><text:bookmark-end text:name="_Toc77077387"/></text:h>
            </text:list-item>
          </text:list>
        </text:list-item>
      </text:list>
      <text:list xml:id="list4328335954587123129" text:style-name="WWNum26">
        <text:list-item>
          <text:p text:style-name="P21">Définir les postes de dépenses en Jour/homme</text:p>
        </text:list-item>
        <text:list-item>
          <text:p text:style-name="P21">Définir une fourchette de prix pour les différentes dépenses</text:p>
        </text:list-item>
        <text:list-item>
          <text:p text:style-name="P21">Etablir un Devis</text:p>
        </text:list-item>
      </text:list>
      <text:p text:style-name="Standard"/>
      <text:p text:style-name="Standard"/>
      <text:list xml:id="list36531632" text:continue-list="list36528634" text:style-name="WWNum1">
        <text:list-item>
          <text:list>
            <text:list-item>
              <text:h text:style-name="P28" text:outline-level="2"><text:bookmark-start text:name="__RefHeading__488_1298280181"/><text:bookmark-start text:name="_Toc77077388"/>Contrainte de délais<text:bookmark-end text:name="__RefHeading__488_1298280181"/><text:bookmark-end text:name="_Toc77077388"/></text:h>
            </text:list-item>
          </text:list>
        </text:list-item>
      </text:list>
      <text:list xml:id="list1251218734574577423" text:style-name="WWNum22">
        <text:list-item>
          <text:p text:style-name="P22">Dates de recette</text:p>
        </text:list-item>
        <text:list-item>
          <text:p text:style-name="P22">Dates de pré-production</text:p>
        </text:list-item>
        <text:list-item>
          <text:p text:style-name="P22"><text:soft-page-break/>Dates de production</text:p>
        </text:list-item>
        <text:list-item>
          <text:p text:style-name="P22">Dates des tests</text:p>
        </text:list-item>
        <text:list-item>
          <text:p text:style-name="P22">Date de commercialisation</text:p>
        </text:list-item>
      </text:list>
      <text:p text:style-name="Standard"/>
      <text:list xml:id="list36516594" text:continue-list="list36531632" text:style-name="WWNum1">
        <text:list-item>
          <text:h text:style-name="P10" text:outline-level="1"><text:bookmark-start text:name="__RefHeading__490_1298280181"/><text:bookmark-start text:name="_Toc77077389"/>Déroulement et Livrables :<text:bookmark-end text:name="__RefHeading__490_1298280181"/><text:bookmark-end text:name="_Toc77077389"/></text:h>
          <text:list>
            <text:list-item>
              <text:h text:style-name="P28" text:outline-level="2"><text:bookmark-start text:name="__RefHeading__492_1298280181"/><text:bookmark-start text:name="_Toc77077390"/>Les livrables :<text:bookmark-end text:name="__RefHeading__492_1298280181"/><text:bookmark-end text:name="_Toc77077390"/></text:h>
            </text:list-item>
          </text:list>
        </text:list-item>
      </text:list>
      <text:p text:style-name="Standard">Ecrivez les informations que vous souhaitez voir apparaitre dans le devis de vos prestataires</text:p>
      <text:list xml:id="list9153062435390143540" text:style-name="WWNum17">
        <text:list-item>
          <text:p text:style-name="P23">Fournir une présentation de la société</text:p>
        </text:list-item>
        <text:list-item>
          <text:p text:style-name="P23">Validation du cahier des charges</text:p>
        </text:list-item>
        <text:list-item>
          <text:p text:style-name="P23">Contrats</text:p>
        </text:list-item>
      </text:list>
      <text:p text:style-name="Standard">Ecrivez ici, l’ensemble des prestations attendues dans le devis de votre prestataire.</text:p>
      <text:p text:style-name="Standard"/>
      <text:p text:style-name="Standard">Vous pouvez reprendre les grandes étapes de ce cahier des charges.</text:p>
      <text:p text:style-name="Standard"/>
      <text:list xml:id="list36533108" text:continue-list="list36516594" text:style-name="WWNum1">
        <text:list-item>
          <text:list>
            <text:list-item>
              <text:h text:style-name="P28" text:outline-level="2"><text:bookmark-start text:name="__RefHeading__494_1298280181"/><text:bookmark-start text:name="_Toc77077391"/>Le contenu de votre site WordPress :<text:bookmark-end text:name="__RefHeading__494_1298280181"/><text:bookmark-end text:name="_Toc77077391"/></text:h>
            </text:list-item>
          </text:list>
        </text:list-item>
      </text:list>
      <text:list xml:id="list8705546916117162593" text:style-name="WWNum12">
        <text:list-item>
          <text:p text:style-name="P24">Lister les contenus du prestataire doit reprendre</text:p>
        </text:list-item>
        <text:list-item>
          <text:p text:style-name="P24">Lister les contenus que le prestataire doit créer</text:p>
        </text:list-item>
        <text:list-item>
          <text:p text:style-name="P24">Le prestataire doit-il prévoir l’achat de photo et/ou la création de texte ?</text:p>
        </text:list-item>
        <text:list-item>
          <text:p text:style-name="P24">Lister le format des contenus proposés (Texte, Photo, Vidéos)</text:p>
        </text:list-item>
      </text:list>
      <text:p text:style-name="Standard"/>
      <text:p text:style-name="Standard"/>
      <text:list xml:id="list36529359" text:continue-list="list36533108" text:style-name="WWNum1">
        <text:list-item>
          <text:list>
            <text:list-item>
              <text:h text:style-name="P28" text:outline-level="2"><text:bookmark-start text:name="__RefHeading__496_1298280181"/><text:bookmark-start text:name="_Toc77077392"/>Le planning :<text:bookmark-end text:name="__RefHeading__496_1298280181"/><text:bookmark-end text:name="_Toc77077392"/></text:h>
            </text:list-item>
          </text:list>
        </text:list-item>
      </text:list>
      <text:p text:style-name="Standard">Ajoutez un agenda des dates souhaitées pour la validation des différentes étapes :</text:p>
      <text:list xml:id="list4347230074370306685" text:style-name="WWNum18">
        <text:list-item>
          <text:p text:style-name="P25">Date de la création et validation des maquettes </text:p>
        </text:list-item>
        <text:list-item>
          <text:p text:style-name="P25">Date de la création et validation des contenus </text:p>
        </text:list-item>
        <text:list-item>
          <text:p text:style-name="P25">Date de la création et validation du site </text:p>
        </text:list-item>
        <text:list-item>
          <text:p text:style-name="P25">Dates des tests </text:p>
        </text:list-item>
        <text:list-item>
          <text:p text:style-name="P25">Date de mise en ligne</text:p>
        </text:list-item>
        <text:list-item>
          <text:p text:style-name="P25">Retro-planning</text:p>
        </text:list-item>
        <text:list-item>
          <text:p text:style-name="P25">Diagramme de Gantt</text:p>
        </text:list-item>
      </text:list>
      <text:p text:style-name="Standard"/>
      <text:list xml:id="list36506893" text:continue-list="list36529359" text:style-name="WWNum1">
        <text:list-item>
          <text:h text:style-name="P10" text:outline-level="1"><text:bookmark-start text:name="__RefHeading__498_1298280181"/><text:bookmark-start text:name="_Toc77077393"/>Annexes :<text:bookmark-end text:name="__RefHeading__498_1298280181"/><text:bookmark-end text:name="_Toc77077393"/></text:h>
        </text:list-item>
      </text:list>
      <text:p text:style-name="Standard">Mettre dans cette partie toutes<text:bookmark text:name="_GoBack"/> les annexes produites dans le cahier des charg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Helvetica-Bold" svg:font-family="Helvetica-Bold, Helvetica, Genev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Kanit" svg:font-family="Kanit" style:font-adornments="Bold" style:font-pitch="variable"/>
    <style:font-face style:name="Kanit Black" svg:font-family="'Kanit Black'" style:font-pitch="variable"/>
    <style:font-face style:name="Kanit Light" svg:font-family="'Kanit Light'" style:font-pitch="variable"/>
    <style:font-face style:name="Kanit Thin" svg:font-family="'Kanit Thi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break-before="page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4d78" style:font-name="Calibri Light" fo:font-size="12pt" style:font-size-asian="12pt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[Nom de l’auteur]</meta:initial-creator>
    <meta:editing-cycles>19</meta:editing-cycles>
    <meta:creation-date>2021-07-13T07:21:00</meta:creation-date>
    <dc:date>2022-04-02T16:28:26.18</dc:date>
    <meta:editing-duration>PT47M49S</meta:editing-duration>
    <meta:generator>OpenOffice/4.1.11$Win32 OpenOffice.org_project/4111m1$Build-9808</meta:generator>
    <meta:document-statistic meta:table-count="1" meta:image-count="0" meta:object-count="0" meta:page-count="10" meta:paragraph-count="147" meta:word-count="1046" meta:character-count="5918"/>
    <meta:user-defined meta:name="AppVersion">16.0000</meta:user-defined>
    <meta:user-defined meta:name="Company">SRVWDS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